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3" style:family="paragraph" style:parent-style-name="Standard">
      <style:text-properties style:font-name="Times New Roman" fo:font-style="normal" fo:font-weight="normal" style:font-style-asian="normal" style:font-weight-asian="normal" style:font-style-complex="normal" style:font-weight-complex="normal"/>
    </style:style>
    <style:style style:name="P4" style:family="paragraph" style:parent-style-name="Standard">
      <style:text-properties style:font-name="Times New Roman" style:text-underline-style="none" fo:font-weight="normal" style:font-weight-asian="normal" style:font-weight-complex="normal"/>
    </style:style>
    <style:style style:name="P5"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6"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style:font-name="Times New Roman"/>
    </style:style>
    <style:style style:name="P8"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9" style:family="paragraph" style:parent-style-name="Standard">
      <style:text-properties style:font-name="Times New Roman" fo:font-style="normal" fo:font-weight="normal" style:font-style-asian="normal" style:font-weight-asian="normal" style:font-style-complex="normal" style:font-weight-complex="normal"/>
    </style:style>
    <style:style style:name="P10"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text-properties style:font-name="Times New Roman" style:text-underline-style="none" fo:font-weight="normal" style:font-weight-asian="normal" style:font-weight-complex="normal"/>
    </style:style>
    <style:style style:name="P13"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text-properties style:font-name="Times New Roman"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17"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8" style:family="paragraph" style:parent-style-name="Standard">
      <style:text-properties style:font-name="Times New Roman"/>
    </style:style>
    <style:style style:name="P19"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20" style:family="paragraph" style:parent-style-name="Standard">
      <style:text-properties style:font-name="Times New Roman" fo:font-style="normal" fo:font-weight="normal" style:font-style-asian="normal" style:font-weight-asian="normal" style:font-style-complex="normal" style:font-weight-complex="normal"/>
    </style:style>
    <style:style style:name="P21" style:family="paragraph" style:parent-style-name="Standard" style:list-style-name="L1">
      <style:text-properties style:font-name="Times New Roman"/>
    </style:style>
    <style:style style:name="P22" style:family="paragraph" style:parent-style-name="Standard">
      <style:text-properties style:font-name="Times New Roman" style:text-underline-style="none" fo:font-weight="normal" style:font-weight-asian="normal" style:font-weight-complex="normal"/>
    </style:style>
    <style:style style:name="P23" style:family="paragraph" style:parent-style-name="Standard" style:list-style-name="L2">
      <style:text-properties style:font-name="Times New Roman" style:text-underline-style="none" fo:font-weight="normal" style:font-weight-asian="normal" style:font-weight-complex="normal"/>
    </style:style>
    <style:style style:name="P24"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25" style:family="paragraph" style:parent-style-name="Standard">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6"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P27" style:family="paragraph" style:parent-style-name="Standard" style:list-style-name="L2">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style:text-underline-style="none"/>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T11" style:family="text">
      <style:text-properties style:use-window-font-color="true" style:font-name="TimesNewRomanPSMT"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style:font-name="TimesNewRomanPSMT" fo:font-size="12pt" style:font-name-asian="TimesNewRomanPSMT" style:font-size-asian="12pt" style:font-name-complex="TimesNewRomanPSMT" style:font-size-complex="12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changed-region text:id="ct601624192">
          <text:insertion>
            <office:change-info>
              <dc:creator>David Harris</dc:creator>
              <dc:date>2010-08-25T17:38:00</dc:date>
            </office:change-info>
          </text:insertion>
        </text:changed-region>
        <text:changed-region text:id="ct601737312">
          <text:deletion>
            <office:change-info>
              <dc:creator>David Harris</dc:creator>
              <dc:date>2010-08-25T17:38:00</dc:date>
            </office:change-info>
            <text:p text:style-name="P1">,</text:p>
          </text:deletion>
        </text:changed-region>
        <text:changed-region text:id="ct651574560">
          <text:deletion>
            <office:change-info>
              <dc:creator>Bob Jacobsen</dc:creator>
              <dc:date>2010-08-27T07:32:00</dc:date>
            </office:change-info>
            <text:p text:style-name="P1">local</text:p>
          </text:deletion>
        </text:changed-region>
        <text:changed-region text:id="ct597781024">
          <text:insertion>
            <office:change-info>
              <dc:creator>Bob Jacobsen</dc:creator>
              <dc:date>2010-08-27T07:32:00</dc:date>
            </office:change-info>
          </text:insertion>
        </text:changed-region>
        <text:changed-region text:id="ct644244976">
          <text:insertion>
            <office:change-info>
              <dc:creator>David Harris</dc:creator>
              <dc:date>2010-08-25T17:39:00</dc:date>
            </office:change-info>
          </text:insertion>
        </text:changed-region>
        <text:changed-region text:id="ct523718208">
          <text:deletion>
            <office:change-info>
              <dc:creator>David Harris</dc:creator>
              <dc:date>2010-08-25T17:39:00</dc:date>
            </office:change-info>
            <text:p text:style-name="P1">e</text:p>
          </text:deletion>
        </text:changed-region>
        <text:changed-region text:id="ct771100128">
          <text:insertion>
            <office:change-info>
              <dc:creator>David Harris</dc:creator>
              <dc:date>2010-08-25T17:39:00</dc:date>
            </office:change-info>
          </text:insertion>
        </text:changed-region>
        <text:changed-region text:id="ct724650256">
          <text:insertion>
            <office:change-info>
              <dc:creator>Alex Shepherd</dc:creator>
              <dc:date>2010-08-25T18:28:00</dc:date>
            </office:change-info>
          </text:insertion>
        </text:changed-region>
        <text:changed-region text:id="ct687602896">
          <text:deletion>
            <office:change-info>
              <dc:creator>David Harris</dc:creator>
              <dc:date>2010-08-25T17:44:00</dc:date>
            </office:change-info>
            <text:p text:style-name="P1">/</text:p>
          </text:deletion>
        </text:changed-region>
        <text:changed-region text:id="ct613223856">
          <text:insertion>
            <office:change-info>
              <dc:creator>David Harris</dc:creator>
              <dc:date>2010-08-25T17:44:00</dc:date>
            </office:change-info>
          </text:insertion>
        </text:changed-region>
        <text:changed-region text:id="ct465581472">
          <text:insertion>
            <office:change-info>
              <dc:creator>Alex Shepherd</dc:creator>
              <dc:date>2010-08-25T18:48:00</dc:date>
            </office:change-info>
          </text:insertion>
        </text:changed-region>
        <text:changed-region text:id="ct687050080">
          <text:insertion>
            <office:change-info>
              <dc:creator>Alex Shepherd</dc:creator>
              <dc:date>2010-08-25T18:28:00</dc:date>
            </office:change-info>
          </text:insertion>
        </text:changed-region>
        <text:changed-region text:id="ct513165888">
          <text:deletion>
            <office:change-info>
              <dc:creator>Alex Shepherd</dc:creator>
              <dc:date>2010-08-25T18:29:00</dc:date>
            </office:change-info>
            <text:p text:style-name="P2"><text:s/></text:p>
          </text:deletion>
        </text:changed-region>
        <text:changed-region text:id="ct648461984">
          <text:deletion>
            <office:change-info>
              <dc:creator>David Harris</dc:creator>
              <dc:date>2010-08-25T17:45:00</dc:date>
            </office:change-info>
            <text:p text:style-name="P2">/</text:p>
          </text:deletion>
        </text:changed-region>
        <text:changed-region text:id="ct715947696">
          <text:insertion>
            <office:change-info>
              <dc:creator>David Harris</dc:creator>
              <dc:date>2010-08-25T17:45:00</dc:date>
            </office:change-info>
          </text:insertion>
        </text:changed-region>
        <text:changed-region text:id="ct723987936">
          <text:deletion>
            <office:change-info>
              <dc:creator>Alex Shepherd</dc:creator>
              <dc:date>2010-08-25T18:29:00</dc:date>
            </office:change-info>
            <text:p text:style-name="P2">/</text:p>
          </text:deletion>
        </text:changed-region>
        <text:changed-region text:id="ct614667008">
          <text:deletion>
            <office:change-info>
              <dc:creator>Alex Shepherd</dc:creator>
              <dc:date>2010-08-25T18:28:00</dc:date>
            </office:change-info>
            <text:p text:style-name="P2"><text:s/>OpenLCB</text:p>
          </text:deletion>
        </text:changed-region>
        <text:changed-region text:id="ct726538384">
          <text:deletion>
            <office:change-info>
              <dc:creator>Alex Shepherd</dc:creator>
              <dc:date>2010-08-25T18:29:00</dc:date>
            </office:change-info>
            <text:p text:style-name="P2"><text:s/></text:p>
          </text:deletion>
        </text:changed-region>
        <text:changed-region text:id="ct653613904">
          <text:deletion>
            <office:change-info>
              <dc:creator>Bob Jacobsen</dc:creator>
              <dc:date>2010-08-27T07:32:00</dc:date>
            </office:change-info>
            <text:p text:style-name="P1">do neat things</text:p>
          </text:deletion>
        </text:changed-region>
        <text:changed-region text:id="ct735834384">
          <text:insertion>
            <office:change-info>
              <dc:creator>Bob Jacobsen</dc:creator>
              <dc:date>2010-08-27T07:32:00</dc:date>
            </office:change-info>
          </text:insertion>
        </text:changed-region>
        <text:changed-region text:id="ct644611392">
          <text:insertion>
            <office:change-info>
              <dc:creator>Bob Jacobsen</dc:creator>
              <dc:date>2010-08-27T07:33:00</dc:date>
            </office:change-info>
          </text:insertion>
        </text:changed-region>
        <text:changed-region text:id="ct778132272">
          <text:deletion>
            <office:change-info>
              <dc:creator>Alex Shepherd</dc:creator>
              <dc:date>2010-08-25T18:50:00</dc:date>
            </office:change-info>
            <text:p text:style-name="P1">products</text:p>
          </text:deletion>
        </text:changed-region>
        <text:changed-region text:id="ct506084384">
          <text:insertion>
            <office:change-info>
              <dc:creator>Alex Shepherd</dc:creator>
              <dc:date>2010-08-25T18:50:00</dc:date>
            </office:change-info>
          </text:insertion>
        </text:changed-region>
        <text:changed-region text:id="ct789712288">
          <text:insertion>
            <office:change-info>
              <dc:creator>Bob Jacobsen</dc:creator>
              <dc:date>2010-08-27T07:33:00</dc:date>
            </office:change-info>
          </text:insertion>
        </text:changed-region>
        <text:changed-region text:id="ct775965984">
          <text:deletion>
            <office:change-info>
              <dc:creator>Alex Shepherd</dc:creator>
              <dc:date>2010-08-25T18:33:00</dc:date>
            </office:change-info>
            <text:p text:style-name="P1">devices</text:p>
          </text:deletion>
        </text:changed-region>
        <text:changed-region text:id="ct715202896">
          <text:insertion>
            <office:change-info>
              <dc:creator>Alex Shepherd</dc:creator>
              <dc:date>2010-08-25T18:49:00</dc:date>
            </office:change-info>
          </text:insertion>
        </text:changed-region>
        <text:changed-region text:id="ct777044560">
          <text:insertion>
            <office:change-info>
              <dc:creator>Bob Jacobsen</dc:creator>
              <dc:date>2010-08-27T07:33:00</dc:date>
            </office:change-info>
          </text:insertion>
        </text:changed-region>
        <text:changed-region text:id="ct779800064">
          <text:deletion>
            <office:change-info>
              <dc:creator>Alex Shepherd</dc:creator>
              <dc:date>2010-08-25T18:51:00</dc:date>
            </office:change-info>
            <text:p text:style-name="P1">OpenLCB</text:p>
          </text:deletion>
        </text:changed-region>
        <text:changed-region text:id="ct588746400">
          <text:insertion>
            <office:change-info>
              <dc:creator>Alex Shepherd</dc:creator>
              <dc:date>2010-08-25T18:51:00</dc:date>
            </office:change-info>
          </text:insertion>
        </text:changed-region>
        <text:changed-region text:id="ct644199952">
          <text:insertion>
            <office:change-info>
              <dc:creator>Alex Shepherd</dc:creator>
              <dc:date>2010-08-25T18:52:00</dc:date>
            </office:change-info>
          </text:insertion>
        </text:changed-region>
        <text:changed-region text:id="ct667592816">
          <text:deletion>
            <office:change-info>
              <dc:creator>Alex Shepherd</dc:creator>
              <dc:date>2010-08-25T18:35:00</dc:date>
            </office:change-info>
            <text:p text:style-name="P1">NMRAnet/</text:p>
          </text:deletion>
        </text:changed-region>
        <text:changed-region text:id="ct780773520">
          <text:insertion>
            <office:change-info>
              <dc:creator>Alex Shepherd</dc:creator>
              <dc:date>2010-08-25T18:52:00</dc:date>
            </office:change-info>
          </text:insertion>
        </text:changed-region>
        <text:changed-region text:id="ct789622336">
          <text:deletion>
            <office:change-info>
              <dc:creator>Bob Jacobsen</dc:creator>
              <dc:date>2010-08-27T07:33:00</dc:date>
            </office:change-info>
            <text:p text:style-name="P1">Node numbers are </text:p>
          </text:deletion>
        </text:changed-region>
        <text:changed-region text:id="ct507248752">
          <text:insertion>
            <office:change-info>
              <dc:creator>Bob Jacobsen</dc:creator>
              <dc:date>2010-08-27T07:33:00</dc:date>
            </office:change-info>
          </text:insertion>
        </text:changed-region>
        <text:changed-region text:id="ct483161456">
          <text:deletion>
            <office:change-info>
              <dc:creator>Alex Shepherd</dc:creator>
              <dc:date>2010-08-25T18:36:00</dc:date>
            </office:change-info>
            <text:p text:style-name="P1">a </text:p>
          </text:deletion>
        </text:changed-region>
        <text:changed-region text:id="ct769843616">
          <text:insertion>
            <office:change-info>
              <dc:creator>Bob Jacobsen</dc:creator>
              <dc:date>2010-08-25T05:48:00</dc:date>
            </office:change-info>
          </text:insertion>
        </text:changed-region>
        <text:changed-region text:id="ct725881488">
          <text:deletion>
            <office:change-info>
              <dc:creator>Bob Jacobsen</dc:creator>
              <dc:date>2010-08-25T05:48:00</dc:date>
            </office:change-info>
            <text:p text:style-name="P3">s</text:p>
          </text:deletion>
        </text:changed-region>
        <text:changed-region text:id="ct699757760">
          <text:deletion>
            <office:change-info>
              <dc:creator>Alex Shepherd</dc:creator>
              <dc:date>2010-08-25T18:37:00</dc:date>
            </office:change-info>
            <text:p text:style-name="P3"><text:span text:style-name="T1"><text:s/></text:span></text:p>
          </text:deletion>
        </text:changed-region>
        <text:changed-region text:id="ct725584400">
          <text:deletion>
            <office:change-info>
              <dc:creator>Alex Shepherd</dc:creator>
              <dc:date>2010-08-25T18:37:00</dc:date>
            </office:change-info>
            <text:p text:style-name="P1">NMRAnet/</text:p>
          </text:deletion>
        </text:changed-region>
        <text:changed-region text:id="ct623990736">
          <text:insertion>
            <office:change-info>
              <dc:creator>Alex Shepherd</dc:creator>
              <dc:date>2010-08-25T18:38:00</dc:date>
            </office:change-info>
          </text:insertion>
        </text:changed-region>
        <text:changed-region text:id="ct779779168">
          <text:deletion>
            <office:change-info>
              <dc:creator>Alex Shepherd</dc:creator>
              <dc:date>2010-08-25T18:38:00</dc:date>
            </office:change-info>
            <text:p text:style-name="P1">occur </text:p>
          </text:deletion>
        </text:changed-region>
        <text:changed-region text:id="ct653719568">
          <text:deletion>
            <office:change-info>
              <dc:creator>Bob Jacobsen</dc:creator>
              <dc:date>2010-08-25T05:48:00</dc:date>
            </office:change-info>
            <text:p text:style-name="P1">a few desired</text:p>
          </text:deletion>
        </text:changed-region>
        <text:changed-region text:id="ct648962608">
          <text:insertion>
            <office:change-info>
              <dc:creator>Bob Jacobsen</dc:creator>
              <dc:date>2010-08-25T05:48:00</dc:date>
            </office:change-info>
          </text:insertion>
        </text:changed-region>
        <text:changed-region text:id="ct737268080">
          <text:insertion>
            <office:change-info>
              <dc:creator>Bob Jacobsen</dc:creator>
              <dc:date>2010-08-27T07:34:00</dc:date>
            </office:change-info>
          </text:insertion>
        </text:changed-region>
        <text:changed-region text:id="ct624247984">
          <text:deletion>
            <office:change-info>
              <dc:creator>Bob Jacobsen</dc:creator>
              <dc:date>2010-08-27T07:34:00</dc:date>
            </office:change-info>
            <text:p text:style-name="P1"><text:span text:style-name="T2">s</text:span></text:p>
          </text:deletion>
        </text:changed-region>
        <text:changed-region text:id="ct789624272">
          <text:insertion>
            <office:change-info>
              <dc:creator>Bob Jacobsen</dc:creator>
              <dc:date>2010-08-27T07:34:00</dc:date>
            </office:change-info>
          </text:insertion>
        </text:changed-region>
        <text:changed-region text:id="ct714731152">
          <text:deletion>
            <office:change-info>
              <dc:creator>Bob Jacobsen</dc:creator>
              <dc:date>2010-08-27T07:34:00</dc:date>
            </office:change-info>
            <text:p text:style-name="P1"><text:span text:style-name="T2">via</text:span></text:p>
          </text:deletion>
        </text:changed-region>
        <text:changed-region text:id="ct650369312">
          <text:insertion>
            <office:change-info>
              <dc:creator>Bob Jacobsen</dc:creator>
              <dc:date>2010-08-27T07:34:00</dc:date>
            </office:change-info>
          </text:insertion>
        </text:changed-region>
        <text:changed-region text:id="ct647657920">
          <text:insertion>
            <office:change-info>
              <dc:creator>Bob Jacobsen</dc:creator>
              <dc:date>2010-08-27T07:34:00</dc:date>
            </office:change-info>
          </text:insertion>
        </text:changed-region>
        <text:changed-region text:id="ct783378928">
          <text:deletion>
            <office:change-info>
              <dc:creator>Alex Shepherd</dc:creator>
              <dc:date>2010-08-25T18:40:00</dc:date>
            </office:change-info>
            <text:p text:style-name="P1"><text:span text:style-name="T2">OpenLCB</text:span></text:p>
          </text:deletion>
        </text:changed-region>
        <text:changed-region text:id="ct508620896">
          <text:insertion>
            <office:change-info>
              <dc:creator>Alex Shepherd</dc:creator>
              <dc:date>2010-08-25T18:40:00</dc:date>
            </office:change-info>
          </text:insertion>
        </text:changed-region>
        <text:changed-region text:id="ct769530560">
          <text:deletion>
            <office:change-info>
              <dc:creator>Alex Shepherd</dc:creator>
              <dc:date>2010-08-25T18:40:00</dc:date>
            </office:change-info>
            <text:p text:style-name="P1">NMRAnet/</text:p>
          </text:deletion>
        </text:changed-region>
        <text:changed-region text:id="ct645686096">
          <text:deletion>
            <office:change-info>
              <dc:creator>Bob Jacobsen</dc:creator>
              <dc:date>2010-08-27T07:34:00</dc:date>
            </office:change-info>
            <text:p text:style-name="P1"><text:s/>I</text:p>
          </text:deletion>
        </text:changed-region>
        <text:changed-region text:id="ct659424880">
          <text:insertion>
            <office:change-info>
              <dc:creator>Bob Jacobsen</dc:creator>
              <dc:date>2010-08-27T07:34:00</dc:date>
            </office:change-info>
          </text:insertion>
        </text:changed-region>
        <text:changed-region text:id="ct597897744">
          <text:insertion>
            <office:change-info>
              <dc:creator>Bob Jacobsen</dc:creator>
              <dc:date>2010-08-27T07:35:00</dc:date>
            </office:change-info>
          </text:insertion>
        </text:changed-region>
        <text:changed-region text:id="ct597886320">
          <text:insertion>
            <office:change-info>
              <dc:creator>Bob Jacobsen</dc:creator>
              <dc:date>2010-08-27T07:35:00</dc:date>
            </office:change-info>
          </text:insertion>
        </text:changed-region>
        <text:changed-region text:id="ct644644976">
          <text:insertion>
            <office:change-info>
              <dc:creator>Bob Jacobsen</dc:creator>
              <dc:date>2010-08-25T05:49:00</dc:date>
            </office:change-info>
          </text:insertion>
        </text:changed-region>
        <text:changed-region text:id="ct612578560">
          <text:deletion>
            <office:change-info>
              <dc:creator>Bob Jacobsen</dc:creator>
              <dc:date>2010-08-25T05:49:00</dc:date>
            </office:change-info>
            <text:p text:style-name="P1">\</text:p>
          </text:deletion>
        </text:changed-region>
        <text:changed-region text:id="ct552178160">
          <text:deletion>
            <office:change-info>
              <dc:creator>Alex Shepherd</dc:creator>
              <dc:date>2010-08-25T18:41:00</dc:date>
            </office:change-info>
            <text:p text:style-name="P1">S9.6</text:p>
          </text:deletion>
        </text:changed-region>
        <text:changed-region text:id="ct790588896">
          <text:insertion>
            <office:change-info>
              <dc:creator>Alex Shepherd</dc:creator>
              <dc:date>2010-08-25T18:41:00</dc:date>
            </office:change-info>
          </text:insertion>
        </text:changed-region>
        <text:changed-region text:id="ct596369664">
          <text:deletion>
            <office:change-info>
              <dc:creator>Alex Shepherd</dc:creator>
              <dc:date>2010-08-25T18:46:00</dc:date>
            </office:change-info>
            <text:p text:style-name="P1">group</text:p>
          </text:deletion>
        </text:changed-region>
        <text:changed-region text:id="ct620647792">
          <text:insertion>
            <office:change-info>
              <dc:creator>Alex Shepherd</dc:creator>
              <dc:date>2010-08-25T18:46:00</dc:date>
            </office:change-info>
          </text:insertion>
        </text:changed-region>
        <text:changed-region text:id="ct597882784">
          <text:deletion>
            <office:change-info>
              <dc:creator>Bob Jacobsen</dc:creator>
              <dc:date>2010-08-27T07:35:00</dc:date>
            </office:change-info>
            <text:p text:style-name="P1"><text:span text:style-name="T3">Ethernet, </text:span><text:span text:style-name="T4">b</text:span></text:p>
          </text:deletion>
        </text:changed-region>
        <text:changed-region text:id="ct735693952">
          <text:insertion>
            <office:change-info>
              <dc:creator>Bob Jacobsen</dc:creator>
              <dc:date>2010-08-27T07:35:00</dc:date>
            </office:change-info>
          </text:insertion>
        </text:changed-region>
        <text:changed-region text:id="ct657570592">
          <text:insertion>
            <office:change-info>
              <dc:creator>Bob Jacobsen</dc:creator>
              <dc:date>2010-08-27T07:35:00</dc:date>
            </office:change-info>
          </text:insertion>
        </text:changed-region>
        <text:changed-region text:id="ct613591744">
          <text:deletion>
            <office:change-info>
              <dc:creator>Bob Jacobsen</dc:creator>
              <dc:date>2010-08-27T07:36:00</dc:date>
            </office:change-info>
            <text:p text:style-name="P1"><text:span text:style-name="T4"><text:s/>and allows </text:span></text:p>
          </text:deletion>
        </text:changed-region>
        <text:changed-region text:id="ct714740192">
          <text:insertion>
            <office:change-info>
              <dc:creator>Bob Jacobsen</dc:creator>
              <dc:date>2010-08-27T07:36:00</dc:date>
            </office:change-info>
          </text:insertion>
        </text:changed-region>
        <text:changed-region text:id="ct612665952">
          <text:deletion>
            <office:change-info>
              <dc:creator>Bob Jacobsen</dc:creator>
              <dc:date>2010-08-27T07:36:00</dc:date>
            </office:change-info>
            <text:p text:style-name="P1"><text:span text:style-name="T4">, </text:span></text:p>
          </text:deletion>
        </text:changed-region>
        <text:changed-region text:id="ct602472048">
          <text:insertion>
            <office:change-info>
              <dc:creator>Bob Jacobsen</dc:creator>
              <dc:date>2010-08-27T07:36:00</dc:date>
            </office:change-info>
          </text:insertion>
        </text:changed-region>
        <text:changed-region text:id="ct783379440">
          <text:deletion>
            <office:change-info>
              <dc:creator>Alex Shepherd</dc:creator>
              <dc:date>2010-08-25T18:41:00</dc:date>
            </office:change-info>
            <text:p text:style-name="P4">/S9.6 team</text:p>
          </text:deletion>
        </text:changed-region>
        <text:changed-region text:id="ct782794352">
          <text:insertion>
            <office:change-info>
              <dc:creator>Alex Shepherd</dc:creator>
              <dc:date>2010-08-25T18:41:00</dc:date>
            </office:change-info>
          </text:insertion>
        </text:changed-region>
        <text:changed-region text:id="ct770104368">
          <text:insertion>
            <office:change-info>
              <dc:creator>Alex Shepherd</dc:creator>
              <dc:date>2010-08-25T18:47:00</dc:date>
            </office:change-info>
          </text:insertion>
        </text:changed-region>
        <text:changed-region text:id="ct503699104">
          <text:deletion>
            <office:change-info>
              <dc:creator>David Harris</dc:creator>
              <dc:date>2010-08-25T17:40:00</dc:date>
            </office:change-info>
            <text:p text:style-name="P5">it all</text:p>
          </text:deletion>
        </text:changed-region>
        <text:changed-region text:id="ct601823232">
          <text:insertion>
            <office:change-info>
              <dc:creator>David Harris</dc:creator>
              <dc:date>2010-08-25T17:40:00</dc:date>
            </office:change-info>
          </text:insertion>
        </text:changed-region>
        <text:changed-region text:id="ct662482832">
          <text:deletion>
            <office:change-info>
              <dc:creator>Alex Shepherd</dc:creator>
              <dc:date>2010-08-25T18:42:00</dc:date>
            </office:change-info>
            <text:p text:style-name="P4"><text:s/>/ S9.6</text:p>
          </text:deletion>
        </text:changed-region>
        <text:changed-region text:id="ct794551376">
          <text:deletion>
            <office:change-info>
              <dc:creator>Alex Shepherd</dc:creator>
              <dc:date>2010-08-25T18:42:00</dc:date>
            </office:change-info>
            <text:p text:style-name="P4">NMRAnet/</text:p>
          </text:deletion>
        </text:changed-region>
        <text:changed-region text:id="ct603189952">
          <text:deletion>
            <office:change-info>
              <dc:creator>Bob Jacobsen</dc:creator>
              <dc:date>2010-08-27T07:36:00</dc:date>
            </office:change-info>
            <text:p text:style-name="P4">which is </text:p>
          </text:deletion>
        </text:changed-region>
        <text:changed-region text:id="ct752094144">
          <text:deletion>
            <office:change-info>
              <dc:creator>Bob Jacobsen</dc:creator>
              <dc:date>2010-08-27T07:36:00</dc:date>
            </office:change-info>
            <text:p text:style-name="P4">supply an ID</text:p>
          </text:deletion>
        </text:changed-region>
        <text:changed-region text:id="ct735441744">
          <text:insertion>
            <office:change-info>
              <dc:creator>Bob Jacobsen</dc:creator>
              <dc:date>2010-08-27T07:36:00</dc:date>
            </office:change-info>
          </text:insertion>
        </text:changed-region>
        <text:changed-region text:id="ct761436448">
          <text:deletion>
            <office:change-info>
              <dc:creator>Bob Jacobsen</dc:creator>
              <dc:date>2010-08-27T07:37:00</dc:date>
            </office:change-info>
            <text:p text:style-name="P4"><text:s/>already have</text:p>
          </text:deletion>
        </text:changed-region>
        <text:changed-region text:id="ct647542992">
          <text:insertion>
            <office:change-info>
              <dc:creator>Bob Jacobsen</dc:creator>
              <dc:date>2010-08-27T07:37:00</dc:date>
            </office:change-info>
          </text:insertion>
        </text:changed-region>
        <text:changed-region text:id="ct605936656">
          <text:insertion>
            <office:change-info>
              <dc:creator>Alex Shepherd</dc:creator>
              <dc:date>2010-08-25T18:43:00</dc:date>
            </office:change-info>
          </text:insertion>
        </text:changed-region>
        <text:changed-region text:id="ct648445472">
          <text:deletion>
            <office:change-info>
              <dc:creator>Alex Shepherd</dc:creator>
              <dc:date>2010-08-25T18:43:00</dc:date>
            </office:change-info>
            <text:p text:style-name="P4"><text:s text:c="2"/></text:p>
          </text:deletion>
        </text:changed-region>
        <text:changed-region text:id="ct687015072">
          <text:insertion>
            <office:change-info>
              <dc:creator>Bob Jacobsen</dc:creator>
              <dc:date>2010-08-27T07:37:00</dc:date>
            </office:change-info>
          </text:insertion>
        </text:changed-region>
        <text:changed-region text:id="ct602814160">
          <text:deletion>
            <office:change-info>
              <dc:creator>Alex Shepherd</dc:creator>
              <dc:date>2010-08-25T18:58:00</dc:date>
            </office:change-info>
            <text:p text:style-name="P4">NMRAet/</text:p>
          </text:deletion>
        </text:changed-region>
        <text:changed-region text:id="ct511914368">
          <text:deletion>
            <office:change-info>
              <dc:creator>Alex Shepherd</dc:creator>
              <dc:date>2010-08-25T18:58:00</dc:date>
            </office:change-info>
            <text:p text:style-name="P4">s</text:p>
          </text:deletion>
        </text:changed-region>
        <text:changed-region text:id="ct680678400">
          <text:deletion>
            <office:change-info>
              <dc:creator>Bob Jacobsen</dc:creator>
              <dc:date>2010-08-27T07:37:00</dc:date>
            </office:change-info>
            <text:p text:style-name="P4">BOD</text:p>
          </text:deletion>
        </text:changed-region>
        <text:changed-region text:id="ct663902352">
          <text:insertion>
            <office:change-info>
              <dc:creator>Bob Jacobsen</dc:creator>
              <dc:date>2010-08-27T07:37:00</dc:date>
            </office:change-info>
          </text:insertion>
        </text:changed-region>
        <text:changed-region text:id="ct687130480">
          <text:deletion>
            <office:change-info>
              <dc:creator>Alex Shepherd</dc:creator>
              <dc:date>2010-08-25T18:59:00</dc:date>
            </office:change-info>
            <text:p text:style-name="P4">buses</text:p>
          </text:deletion>
        </text:changed-region>
        <text:changed-region text:id="ct512470544">
          <text:insertion>
            <office:change-info>
              <dc:creator>Alex Shepherd</dc:creator>
              <dc:date>2010-08-25T18:59:00</dc:date>
            </office:change-info>
          </text:insertion>
        </text:changed-region>
        <text:changed-region text:id="ct624010880">
          <text:insertion>
            <office:change-info>
              <dc:creator>Alex Shepherd</dc:creator>
              <dc:date>2010-08-25T18:59:00</dc:date>
            </office:change-info>
          </text:insertion>
        </text:changed-region>
        <text:changed-region text:id="ct506127920">
          <text:deletion>
            <office:change-info>
              <dc:creator>Alex Shepherd</dc:creator>
              <dc:date>2010-08-25T18:59:00</dc:date>
            </office:change-info>
            <text:p text:style-name="P4">we use</text:p>
          </text:deletion>
        </text:changed-region>
        <text:changed-region text:id="ct598352448">
          <text:insertion>
            <office:change-info>
              <dc:creator>Bob Jacobsen</dc:creator>
              <dc:date>2010-08-27T07:39:00</dc:date>
            </office:change-info>
          </text:insertion>
        </text:changed-region>
        <text:changed-region text:id="ct51386592">
          <text:insertion>
            <office:change-info>
              <dc:creator>Bob Jacobsen</dc:creator>
              <dc:date>2010-08-27T08:53:00</dc:date>
            </office:change-info>
          </text:insertion>
        </text:changed-region>
        <text:changed-region text:id="ct678006944">
          <text:insertion>
            <office:change-info>
              <dc:creator>Bob Jacobsen</dc:creator>
              <dc:date>2010-08-27T08:57:00</dc:date>
            </office:change-info>
          </text:insertion>
        </text:changed-region>
        <text:changed-region text:id="ct508794496">
          <text:insertion>
            <office:change-info>
              <dc:creator>Bob Jacobsen</dc:creator>
              <dc:date>2010-08-27T08:58:00</dc:date>
            </office:change-info>
          </text:insertion>
        </text:changed-region>
        <text:changed-region text:id="ct678014400">
          <text:insertion>
            <office:change-info>
              <dc:creator>Bob Jacobsen</dc:creator>
              <dc:date>2010-08-27T09:01:00</dc:date>
            </office:change-info>
          </text:insertion>
        </text:changed-region>
        <text:changed-region text:id="ct678076480">
          <text:insertion>
            <office:change-info>
              <dc:creator>Bob Jacobsen</dc:creator>
              <dc:date>2010-08-27T08:59:00</dc:date>
            </office:change-info>
          </text:insertion>
        </text:changed-region>
        <text:changed-region text:id="ct617538640">
          <text:insertion>
            <office:change-info>
              <dc:creator>Bob Jacobsen</dc:creator>
              <dc:date>2010-08-27T09:00:00</dc:date>
            </office:change-info>
          </text:insertion>
        </text:changed-region>
        <text:changed-region text:id="ct597894560">
          <text:insertion>
            <office:change-info>
              <dc:creator>Bob Jacobsen</dc:creator>
              <dc:date>2010-08-27T09:02:00</dc:date>
            </office:change-info>
          </text:insertion>
        </text:changed-region>
        <text:changed-region text:id="ct712414336">
          <text:insertion>
            <office:change-info>
              <dc:creator>Bob Jacobsen</dc:creator>
              <dc:date>2010-08-27T09:03:00</dc:date>
            </office:change-info>
          </text:insertion>
        </text:changed-region>
        <text:changed-region text:id="ct732150448">
          <text:deletion>
            <office:change-info>
              <dc:creator>Bob Jacobsen</dc:creator>
              <dc:date>2010-08-27T09:03:00</dc:date>
            </office:change-info>
            <text:p text:style-name="P6">Besides events, S9.6 also uses</text:p>
          </text:deletion>
        </text:changed-region>
        <text:changed-region text:id="ct600576432">
          <text:insertion>
            <office:change-info>
              <dc:creator>Bob Jacobsen</dc:creator>
              <dc:date>2010-08-27T09:03:00</dc:date>
            </office:change-info>
          </text:insertion>
        </text:changed-region>
        <text:changed-region text:id="ct712415232">
          <text:insertion>
            <office:change-info>
              <dc:creator>Bob Jacobsen</dc:creator>
              <dc:date>2010-08-27T09:03:00</dc:date>
            </office:change-info>
          </text:insertion>
        </text:changed-region>
        <text:changed-region text:id="ct789475728">
          <text:insertion>
            <office:change-info>
              <dc:creator>Bob Jacobsen</dc:creator>
              <dc:date>2010-08-27T09:03:00</dc:date>
            </office:change-info>
          </text:insertion>
        </text:changed-region>
        <text:changed-region text:id="ct712411616">
          <text:insertion>
            <office:change-info>
              <dc:creator>Bob Jacobsen</dc:creator>
              <dc:date>2010-08-27T09:03:00</dc:date>
            </office:change-info>
          </text:insertion>
        </text:changed-region>
        <text:changed-region text:id="ct661023392">
          <text:insertion>
            <office:change-info>
              <dc:creator>Bob Jacobsen</dc:creator>
              <dc:date>2010-08-27T09:03:00</dc:date>
            </office:change-info>
          </text:insertion>
        </text:changed-region>
        <text:changed-region text:id="ct647810976">
          <text:insertion>
            <office:change-info>
              <dc:creator>Bob Jacobsen</dc:creator>
              <dc:date>2010-08-27T09:03:00</dc:date>
            </office:change-info>
          </text:insertion>
        </text:changed-region>
        <text:changed-region text:id="ct647810848">
          <text:deletion>
            <office:change-info>
              <dc:creator>Bob Jacobsen</dc:creator>
              <dc:date>2010-08-27T09:03:00</dc:date>
            </office:change-info>
            <text:p text:style-name="P6">messages.</text:p>
          </text:deletion>
        </text:changed-region>
        <text:changed-region text:id="ct520386320">
          <text:insertion>
            <office:change-info>
              <dc:creator>Bob Jacobsen</dc:creator>
              <dc:date>2010-08-27T09:04:00</dc:date>
            </office:change-info>
          </text:insertion>
        </text:changed-region>
        <text:changed-region text:id="ct600579616">
          <text:insertion>
            <office:change-info>
              <dc:creator>Bob Jacobsen</dc:creator>
              <dc:date>2010-08-27T09:05:00</dc:date>
            </office:change-info>
          </text:insertion>
        </text:changed-region>
        <text:changed-region text:id="ct650488240">
          <text:insertion>
            <office:change-info>
              <dc:creator>Bob Jacobsen</dc:creator>
              <dc:date>2010-08-27T09:06:00</dc:date>
            </office:change-info>
          </text:insertion>
        </text:changed-region>
        <text:changed-region text:id="ct732203360">
          <text:insertion>
            <office:change-info>
              <dc:creator>Bob Jacobsen</dc:creator>
              <dc:date>2010-08-27T09:07:00</dc:date>
            </office:change-info>
          </text:insertion>
        </text:changed-region>
        <text:changed-region text:id="ct520882160">
          <text:insertion>
            <office:change-info>
              <dc:creator>Bob Jacobsen</dc:creator>
              <dc:date>2010-08-27T09:06:00</dc:date>
            </office:change-info>
          </text:insertion>
        </text:changed-region>
        <text:changed-region text:id="ct732236736">
          <text:insertion>
            <office:change-info>
              <dc:creator>Bob Jacobsen</dc:creator>
              <dc:date>2010-08-27T09:07:00</dc:date>
            </office:change-info>
          </text:insertion>
        </text:changed-region>
        <text:changed-region text:id="ct520880848">
          <text:insertion>
            <office:change-info>
              <dc:creator>Bob Jacobsen</dc:creator>
              <dc:date>2010-08-27T09:08:00</dc:date>
            </office:change-info>
          </text:insertion>
        </text:changed-region>
        <text:changed-region text:id="ct600645968">
          <text:insertion>
            <office:change-info>
              <dc:creator>Bob Jacobsen</dc:creator>
              <dc:date>2010-08-27T09:09:00</dc:date>
            </office:change-info>
          </text:insertion>
        </text:changed-region>
        <text:changed-region text:id="ct667814048">
          <text:deletion>
            <office:change-info>
              <dc:creator>Bob Jacobsen</dc:creator>
              <dc:date>2010-08-25T05:50:00</dc:date>
            </office:change-info>
            <text:p text:style-name="P4">often</text:p>
          </text:deletion>
        </text:changed-region>
        <text:changed-region text:id="ct737668336">
          <text:insertion>
            <office:change-info>
              <dc:creator>Bob Jacobsen</dc:creator>
              <dc:date>2010-08-25T05:50:00</dc:date>
            </office:change-info>
          </text:insertion>
        </text:changed-region>
        <text:changed-region text:id="ct687383824">
          <text:insertion>
            <office:change-info>
              <dc:creator>Bob Jacobsen</dc:creator>
              <dc:date>2010-08-25T05:49:00</dc:date>
            </office:change-info>
          </text:insertion>
        </text:changed-region>
        <text:changed-region text:id="ct723685504">
          <text:deletion>
            <office:change-info>
              <dc:creator>Bob Jacobsen</dc:creator>
              <dc:date>2010-08-25T05:49:00</dc:date>
            </office:change-info>
            <text:p text:style-name="P4">is </text:p>
          </text:deletion>
        </text:changed-region>
        <text:changed-region text:id="ct601467296">
          <text:insertion>
            <office:change-info>
              <dc:creator>Bob Jacobsen</dc:creator>
              <dc:date>2010-08-25T05:50:00</dc:date>
            </office:change-info>
          </text:insertion>
        </text:changed-region>
        <text:changed-region text:id="ct464476864">
          <text:deletion>
            <office:change-info>
              <dc:creator>Bob Jacobsen</dc:creator>
              <dc:date>2010-08-25T05:49:00</dc:date>
            </office:change-info>
            <text:p text:style-name="P4">on it </text:p>
          </text:deletion>
        </text:changed-region>
        <text:changed-region text:id="ct651592176">
          <text:insertion>
            <office:change-info>
              <dc:creator>Bob Jacobsen</dc:creator>
              <dc:date>2010-08-25T05:50:00</dc:date>
            </office:change-info>
          </text:insertion>
        </text:changed-region>
        <text:changed-region text:id="ct687037056">
          <text:deletion>
            <office:change-info>
              <dc:creator>Bob Jacobsen</dc:creator>
              <dc:date>2010-08-25T05:50:00</dc:date>
            </office:change-info>
            <text:p text:style-name="P4"><text:s/>to too-many-nodes </text:p>
          </text:deletion>
        </text:changed-region>
        <text:changed-region text:id="ct790556752">
          <text:insertion>
            <office:change-info>
              <dc:creator>Bob Jacobsen</dc:creator>
              <dc:date>2010-08-25T05:50:00</dc:date>
            </office:change-info>
          </text:insertion>
        </text:changed-region>
        <text:changed-region text:id="ct590403488">
          <text:deletion>
            <office:change-info>
              <dc:creator>Bob Jacobsen</dc:creator>
              <dc:date>2010-08-25T05:51:00</dc:date>
            </office:change-info>
            <text:p text:style-name="P4">.</text:p>
          </text:deletion>
        </text:changed-region>
        <text:changed-region text:id="ct687641856">
          <text:insertion>
            <office:change-info>
              <dc:creator>Bob Jacobsen</dc:creator>
              <dc:date>2010-08-25T05:51:00</dc:date>
            </office:change-info>
          </text:insertion>
        </text:changed-region>
        <text:changed-region text:id="ct647167392">
          <text:insertion>
            <office:change-info>
              <dc:creator>Bob Jacobsen</dc:creator>
              <dc:date>2010-08-25T05:51:00</dc:date>
            </office:change-info>
          </text:insertion>
        </text:changed-region>
        <text:changed-region text:id="ct601450288">
          <text:deletion>
            <office:change-info>
              <dc:creator>Bob Jacobsen</dc:creator>
              <dc:date>2010-08-25T05:51:00</dc:date>
            </office:change-info>
            <text:p text:style-name="P4">s, as in other schemes.</text:p>
          </text:deletion>
        </text:changed-region>
        <text:changed-region text:id="ct480387088">
          <text:insertion>
            <office:change-info>
              <dc:creator>Bob Jacobsen</dc:creator>
              <dc:date>2010-08-25T05:51:00</dc:date>
            </office:change-info>
          </text:insertion>
        </text:changed-region>
        <text:changed-region text:id="ct523692192">
          <text:deletion>
            <office:change-info>
              <dc:creator>Bob Jacobsen</dc:creator>
              <dc:date>2010-08-25T05:51:00</dc:date>
            </office:change-info>
            <text:p text:style-name="P4"><text:s/>the</text:p>
          </text:deletion>
        </text:changed-region>
        <text:changed-region text:id="ct648460896">
          <text:insertion>
            <office:change-info>
              <dc:creator>Bob Jacobsen</dc:creator>
              <dc:date>2010-08-25T05:51:00</dc:date>
            </office:change-info>
          </text:insertion>
        </text:changed-region>
        <text:changed-region text:id="ct601282496">
          <text:insertion>
            <office:change-info>
              <dc:creator>Bob Jacobsen</dc:creator>
              <dc:date>2010-08-25T05:51:00</dc:date>
            </office:change-info>
          </text:insertion>
        </text:changed-region>
        <text:changed-region text:id="ct646515328">
          <text:deletion>
            <office:change-info>
              <dc:creator>Bob Jacobsen</dc:creator>
              <dc:date>2010-08-25T05:52:00</dc:date>
            </office:change-info>
            <text:p text:style-name="P4">we believe</text:p>
          </text:deletion>
        </text:changed-region>
        <text:changed-region text:id="ct521063744">
          <text:insertion>
            <office:change-info>
              <dc:creator>Bob Jacobsen</dc:creator>
              <dc:date>2010-08-25T05:52:00</dc:date>
            </office:change-info>
          </text:insertion>
        </text:changed-region>
        <text:changed-region text:id="ct647772640">
          <text:deletion>
            <office:change-info>
              <dc:creator>Bob Jacobsen</dc:creator>
              <dc:date>2010-08-27T07:38:00</dc:date>
            </office:change-info>
            <text:p text:style-name="P4">this is </text:p>
          </text:deletion>
        </text:changed-region>
        <text:changed-region text:id="ct601466576">
          <text:insertion>
            <office:change-info>
              <dc:creator>Bob Jacobsen</dc:creator>
              <dc:date>2010-08-25T05:52:00</dc:date>
            </office:change-info>
          </text:insertion>
        </text:changed-region>
        <text:changed-region text:id="ct778196784">
          <text:deletion>
            <office:change-info>
              <dc:creator>Bob Jacobsen</dc:creator>
              <dc:date>2010-08-25T05:53:00</dc:date>
            </office:change-info>
            <text:p text:style-name="P5">Place for hobbyists</text:p>
          </text:deletion>
        </text:changed-region>
        <text:changed-region text:id="ct687790416">
          <text:insertion>
            <office:change-info>
              <dc:creator>Bob Jacobsen</dc:creator>
              <dc:date>2010-08-25T05:53:00</dc:date>
            </office:change-info>
          </text:insertion>
        </text:changed-region>
        <text:changed-region text:id="ct618175776">
          <text:deletion>
            <office:change-info>
              <dc:creator>Alex Shepherd</dc:creator>
              <dc:date>2010-08-25T19:02:00</dc:date>
            </office:change-info>
            <text:p text:style-name="P4"><text:span text:style-name="T2">NMRAnet/</text:span></text:p>
          </text:deletion>
        </text:changed-region>
        <text:changed-region text:id="ct778214784">
          <text:deletion>
            <office:change-info>
              <dc:creator>Bob Jacobsen</dc:creator>
              <dc:date>2010-08-25T05:53:00</dc:date>
            </office:change-info>
            <text:p text:style-name="P4"><text:span text:style-name="T2">We </text:span></text:p>
          </text:deletion>
        </text:changed-region>
        <text:changed-region text:id="ct552092272">
          <text:insertion>
            <office:change-info>
              <dc:creator>Bob Jacobsen</dc:creator>
              <dc:date>2010-08-25T05:53:00</dc:date>
            </office:change-info>
          </text:insertion>
        </text:changed-region>
        <text:changed-region text:id="ct552094112">
          <text:deletion>
            <office:change-info>
              <dc:creator>Alex Shepherd</dc:creator>
              <dc:date>2010-08-25T19:02:00</dc:date>
            </office:change-info>
            <text:p text:style-name="P4"><text:span text:style-name="T2">OpenLCB/</text:span></text:p>
          </text:deletion>
        </text:changed-region>
        <text:changed-region text:id="ct714705664">
          <text:insertion>
            <office:change-info>
              <dc:creator>Alex Shepherd</dc:creator>
              <dc:date>2010-08-25T19:03:00</dc:date>
            </office:change-info>
          </text:insertion>
        </text:changed-region>
        <text:changed-region text:id="ct715220288">
          <text:format-change>
            <office:change-info>
              <dc:creator>David Harris</dc:creator>
              <dc:date>2010-08-24T22:12:00</dc:date>
            </office:change-info>
          </text:format-change>
        </text:changed-region>
        <text:changed-region text:id="ct735521472">
          <text:deletion>
            <office:change-info>
              <dc:creator>Alex Shepherd</dc:creator>
              <dc:date>2010-08-25T19:04:00</dc:date>
            </office:change-info>
            <text:p text:style-name="P4">/S9.6</text:p>
          </text:deletion>
        </text:changed-region>
        <text:changed-region text:id="ct677774256">
          <text:deletion>
            <office:change-info>
              <dc:creator>Alex Shepherd</dc:creator>
              <dc:date>2010-08-25T19:35:00</dc:date>
            </office:change-info>
            <text:p text:style-name="P4"><text:s/></text:p>
          </text:deletion>
        </text:changed-region>
        <text:changed-region text:id="ct588808112">
          <text:insertion>
            <office:change-info>
              <dc:creator>Alex Shepherd</dc:creator>
              <dc:date>2010-08-25T19:35:00</dc:date>
            </office:change-info>
          </text:insertion>
        </text:changed-region>
        <text:changed-region text:id="ct717238032">
          <text:insertion>
            <office:change-info>
              <dc:creator>David Harris</dc:creator>
              <dc:date>2010-08-25T17:43:00</dc:date>
            </office:change-info>
          </text:insertion>
        </text:changed-region>
        <text:changed-region text:id="ct498780224">
          <text:insertion>
            <office:change-info>
              <dc:creator>Alex Shepherd</dc:creator>
              <dc:date>2010-08-25T19:35:00</dc:date>
            </office:change-info>
          </text:insertion>
        </text:changed-region>
        <text:changed-region text:id="ct778190992">
          <text:deletion>
            <office:change-info>
              <dc:creator>Alex Shepherd</dc:creator>
              <dc:date>2010-08-25T19:35:00</dc:date>
            </office:change-info>
            <text:p text:style-name="P4">is </text:p>
          </text:deletion>
        </text:changed-region>
        <text:changed-region text:id="ct723236544">
          <text:insertion>
            <office:change-info>
              <dc:creator>David Harris</dc:creator>
              <dc:date>2010-08-25T17:41:00</dc:date>
            </office:change-info>
          </text:insertion>
        </text:changed-region>
        <text:changed-region text:id="ct518530512">
          <text:deletion>
            <office:change-info>
              <dc:creator>David Harris</dc:creator>
              <dc:date>2010-08-25T17:41:00</dc:date>
            </office:change-info>
            <text:p text:style-name="P4"/>
            <text:p text:style-name="P4"/>
            <text:p text:style-name="P4">Figures:</text:p>
          </text:deletion>
        </text:changed-region>
        <text:changed-region text:id="ct465232528">
          <text:deletion>
            <office:change-info>
              <dc:creator>Alex Shepherd</dc:creator>
              <dc:date>2010-08-25T19:34:00</dc:date>
            </office:change-info>
            <text:p text:style-name="P4"/>
            <text:p text:style-name="P4"/>
            <text:p text:style-name="P4"/>
            <text:p text:style-name="P4">MRAnet info?Pages with N</text:p>
            <text:p text:style-name="P4"><text:s text:c="6"/></text:p>
            <text:p text:style-name="P4">NMRA 2010 demo site www.OpenLCB.org <text:s/>Links:</text:p>
            <text:p text:style-name="P4"/>
            <text:p text:style-name="P4">Main OpenLCB web site</text:p>
          </text:deletion>
        </text:changed-region>
        <text:changed-region text:id="ct752589120">
          <text:deletion>
            <office:change-info>
              <dc:creator>David Harris</dc:creator>
              <dc:date>2010-08-25T17:41:00</dc:date>
            </office:change-info>
            <text:p text:style-name="P4"/>
            <text:p text:style-name="P4"/>
          </text:deletion>
        </text:changed-region>
        <text:changed-region text:id="ct722378592">
          <text:insertion>
            <office:change-info>
              <dc:creator>David Harris</dc:creator>
              <dc:date>2010-08-25T17:41:00</dc:date>
            </office:change-info>
          </text:insertion>
        </text:changed-region>
        <text:changed-region text:id="ct761192384">
          <text:insertion>
            <office:change-info>
              <dc:creator>David Harris</dc:creator>
              <dc:date>2010-08-25T17:42:00</dc:date>
            </office:change-info>
          </text:insertion>
        </text:changed-region>
        <text:changed-region text:id="ct714958080">
          <text:insertion>
            <office:change-info>
              <dc:creator>David Harris</dc:creator>
              <dc:date>2010-08-25T17:41:00</dc:date>
            </office:change-info>
          </text:insertion>
        </text:changed-region>
        <text:changed-region text:id="ct797384496">
          <text:insertion>
            <office:change-info>
              <dc:creator>David Harris</dc:creator>
              <dc:date>2010-08-25T17:42:00</dc:date>
            </office:change-info>
          </text:insertion>
        </text:changed-region>
        <text:changed-region text:id="ct794858448">
          <text:insertion>
            <office:change-info>
              <dc:creator>David Harris</dc:creator>
              <dc:date>2010-08-25T17: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tion</text:p>
      <text:p text:style-name="P1"/>
      <text:p text:style-name="P1">In the June issue of Scale Rails, Didrik Voss introduced readers to some of the issues involved in developing an accessory bus for model railroad layouts. <text:s/>He outlined the history of NMRA DCC<text:change-start text:change-id="ct601624192"/> and<text:change-end text:change-id="ct601624192"/><text:change text:change-id="ct601737312"/> his wish to develop a similar standard <text:change text:change-id="ct651574560"/><text:change-start text:change-id="ct597781024"/>layout<text:change-end text:change-id="ct597781024"/> control bus (LCB), and <text:change-start text:change-id="ct644244976"/>showed <text:change-end text:change-id="ct644244976"/>the initial mandate of the NMRA Net Working Group which was to be used as a guide for its development. <text:s/></text:p>
      <text:p text:style-name="P1"/>
      <text:p text:style-name="P1">He also described one of the proposals, S9.5, in th<text:change text:change-id="ct523718208"/><text:change-start text:change-id="ct771100128"/>at<text:change-end text:change-id="ct771100128"/> article. <text:s/>This article picks up from there and describes another effort, called OpenLCB, and the <text:change-start text:change-id="ct724650256"/>NMRAnet<text:change-end text:change-id="ct724650256"/><text:change text:change-id="ct687602896"/><text:change-start text:change-id="ct613223856"/> <text:change-end text:change-id="ct613223856"/>S9.6 proposal being developed<text:change-start text:change-id="ct465581472"/> by that team<text:change-end text:change-id="ct465581472"/>.</text:p>
      <text:p text:style-name="P17"/>
      <text:p text:style-name="P16"/>
      <text:p text:style-name="P2"><text:change-start text:change-id="ct687050080"/>OpenLCB <text:change-end text:change-id="ct687050080"/>NMRAnet<text:change text:change-id="ct513165888"/><text:change text:change-id="ct648461984"/><text:change-start text:change-id="ct715947696"/> <text:change-end text:change-id="ct715947696"/>S9.6 <text:change text:change-id="ct723987936"/><text:change text:change-id="ct614667008"/><text:change text:change-id="ct726538384"/>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text:change text:change-id="ct653613904"/><text:change-start text:change-id="ct735834384"/>continue to add new features as model<text:change-end text:change-id="ct735834384"/><text:change-start text:change-id="ct644611392"/> railroading advances<text:change-end text:change-id="ct644611392"/>,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lers view the CV method of configuring locomotives as to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sure it can grow while retaining simplicity for model railroaders.</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163647842" text:style-name="L1">
        <text:list-item>
          <text:p text:style-name="P21">Simplicity for the first-time user and small layouts. <text:s/>A novice can buy two S9.6 <text:change text:change-id="ct778132272"/><text:change-start text:change-id="ct506084384"/>modules<text:change-end text:change-id="ct506084384"/> from different manufacturers, hook them together and simply teach them to interact with a few button pushes. <text:s/>No computers or control units <text:change-start text:change-id="ct789712288"/>are <text:change-end text:change-id="ct789712288"/>needed to hook up something to control your yard throat, for example.</text:p>
        </text:list-item>
        <text:list-item>
          <text:p text:style-name="P21">Enough capability for even the biggest layouts, such as museums and large modular layout meets: A virtually unlimited number of S9.6 <text:change text:change-id="ct775965984"/><text:change-start text:change-id="ct715202896"/>modules<text:change-end text:change-id="ct715202896"/> can be connected in various ways, including cheap CAN connections, fast Ethernet links, or other types to interconnect huge layouts. S9.6 ensures that modules can be easily interconnected without worrying about address conflicts or h<text:soft-page-break/>aving to pre-assign addresses.</text:p>
        </text:list-item>
        <text:list-item>
          <text:p text:style-name="P21">Solutions when things get too full or too busy: <text:s/>S9.6 lets the control bus wiring be split into multiple segments when large loads require it. It <text:change-start text:change-id="ct777044560"/>then <text:change-end text:change-id="ct777044560"/>automatically controls traffic flow to prevent bus overload, so that the model railroader doesn't have to deal with tricky configuration.</text:p>
        </text:list-item>
        <text:list-item>
          <text:p text:style-name="P21">Protect investment now and long term: S9.6 efficiently bridges to existing equipment so you can continue to benefit from your prior investments in today's DCC and other control systems. </text:p>
        </text:list-item>
        <text:list-item>
          <text:p text:style-name="P21">Ability to grow with new features: <text:s/>Wireless devices as throttles, radio controls, and even unimagined new technologies will be coming to model railroading over the next twenty years. S9.6 is structured to permit adding completely new capabilities and protocols without interfering with continued use of controls that model railroaders have already installed.</text:p>
        </text:list-item>
      </text:list>
      <text:p text:style-name="P1"/>
      <text:p text:style-name="P1">Key to all this are the <text:change text:change-id="ct779800064"/><text:change-start text:change-id="ct588746400"/>S9<text:change-end text:change-id="ct588746400"/><text:change-start text:change-id="ct644199952"/>.6<text:change-end text:change-id="ct644199952"/> methods for doing this automatically, so it doesn't require the model railroader to learn how to do complex configuration.</text:p>
      <text:p text:style-name="P1"/>
      <text:p text:style-name="P2">Simplicity, when things are new or small:</text:p>
      <text:p text:style-name="P1"/>
      <text:p text:style-name="P1"><text:change text:change-id="ct667592816"/>S9.6 simplifies life for the novice. <text:s/>The novice can simply plug nodes together, program them, and immediately control his accessories. <text:s/>Instead of entering numbers, such as configuring a switch to turn on a light by loading a board with “Send 1057 on”, the user can just press a couple buttons on the light board, press some buttons on the board for the switch, and associate those two together permanently. <text:s/>Even complicated control of yard throats, realistic day/night lighting and other applications can be done without looking up numbers and complicated record-keeping. </text:p>
      <text:p text:style-name="P1"/>
      <text:p text:style-name="P1">S9.6 uses the “producer/consumer” communications from the NMRA Detroit meeting of 2007.<text:change-start text:change-id="ct780773520"/> <text:change-end text:change-id="ct780773520"/>This is somewhat different from the method used by S9.5 and described by Di Voss in the June 2010 Scale Rails, but the basic idea is the same. <text:s/>Changes in inputs cause “events”, which “producers” send through the S9.6 links to “consumers” who are listening for them. <text:s/>The consumers then change the necessary outputs to turn lights on or off, move turnouts, or whatever else is the correct response to the event. This lets S9.6 users concentrate on what they want to control, and not on the nitty-gritty of what messages are needed to do it.</text:p>
      <text:p text:style-name="P1"/>
      <text:p text:style-name="P1"><text:change text:change-id="ct789622336"/><text:change-start text:change-id="ct507248752"/>Device addresses area <text:change-end text:change-id="ct507248752"/>preloaded at the factory, so you don't have to configure them, keep track of them, or even care what they are if you don't want to. No central controller or configuration tool is needed to put an S9.6 system into operation, or to connect new nodes to it. Adding <text:change text:change-id="ct483161456"/>new controls to an existing system never requires reprogramming or reconfiguring of any of the existing nodes because of conflicts with the new hardware.</text:p>
      <text:p text:style-name="P1"><text:s/></text:p>
      <text:p text:style-name="P2">Enough capability:</text:p>
      <text:p text:style-name="P3">As time goes on, layouts get bigger and have more things to control. <text:s/>More layouts have signals installed these days, for example, and the signals are becoming more prototypical and complex. A control system has to be able to grow with the layout. S9.6 starts with a robust connection, the controller area network (CAN) described by Di Voss in the June article. <text:s text:c="2"/>For larger layouts, where a single CAN link has been outgrown, S9.6 can connect segments together with higher-speed links. <text:s/>For example, a<text:change-start text:change-id="ct769843616"/>t<text:change-end text:change-id="ct769843616"/><text:change text:change-id="ct725881488"/> the NMRA 2010 meeting in Milwaukee, we showed two CAN segments connected by an Ethernet connection.<text:change text:change-id="ct699757760"/></text:p>
      <text:p text:style-name="P6"/>
      <text:p text:style-name="P1"><text:change text:change-id="ct725584400"/>S9.6 is designed to handle the special configuration needs of large modular layouts, such as <text:change-start text:change-id="ct623990736"/>those <text:change-end text:change-id="ct623990736"/><text:change text:change-id="ct779779168"/>at annual meets of Ntrak in North America and Fremo in Europe, see the picture to the right. <text:s/>Clubs' nodes cannot conflict, even when multiple clubs get together with modules that were programmed at home, because <text:soft-page-break/>S9.6 ensures that all nodes have different serial and event numbers -- none of the modules will need to be re-programmed due to conflicts between their addresses. <text:s/>The meet's organizers only have to configure <text:change text:change-id="ct653719568"/><text:change-start text:change-id="ct648962608"/>any new<text:change-end text:change-id="ct648962608"/> connections and the control system is ready to go, without having to keep lists of who owns what module numbers, nor pre-allocate module numbers, <text:s/>channels numbers, or events. <text:s/>S9.6 also automates and simplifies the set-up and configuration of the modules, allowing the meet organizers to connect to and configure the individual modules, if necessary. Multiple people and computer programs can be simultaneously configuring and testing the layout from computers, including handhelds, all without interfering with each other.</text:p>
      <text:p text:style-name="P2"/>
      <text:p text:style-name="P2">Solutions, when things get too full or too busy:</text:p>
      <text:p text:style-name="P1"/>
      <text:p text:style-name="P1">As stated above, layouts tend to grow. <text:s/>When a layout outgrows a single CAN-segment, it can be easily split into two segments joined by a repeater, bridge or gateway. <text:s/>In addition, <text:span text:style-name="T2">multiple CAN-segments can be interconnected by </text:span><text:change-start text:change-id="ct737268080"/><text:span text:style-name="T2">low cost </text:span><text:change-end text:change-id="ct737268080"/><text:span text:style-name="T2">gateway</text:span><text:change text:change-id="ct624247984"/><text:change-start text:change-id="ct789624272"/><text:span text:style-name="T2"> devices</text:span><text:change-end text:change-id="ct789624272"/><text:span text:style-name="T2"> </text:span><text:change text:change-id="ct714731152"/><text:change-start text:change-id="ct650369312"/><text:span text:style-name="T2">through</text:span><text:change-end text:change-id="ct650369312"/><text:span text:style-name="T2"> faster Ethernet,</text:span><text:change-start text:change-id="ct647657920"/><text:span text:style-name="T2"> </text:span><text:change-end text:change-id="ct647657920"/><text:span text:style-name="T2">with the gateways automatically controlling segment traffic by reducing unneeded transmissions between the segments. <text:s/>Importantly, </text:span><text:change text:change-id="ct783378928"/><text:change-start text:change-id="ct508620896"/><text:span text:style-name="T2">S9.6</text:span><text:change-end text:change-id="ct508620896"/><text:span text:style-name="T2"> has methods to do this automatically, and saves the model railroader from having to learn how to do complex configuration. <text:s/><text:line-break/></text:span></text:p>
      <text:p text:style-name="P2">Protect your investment:</text:p>
      <text:p text:style-name="P1"/>
      <text:p text:style-name="P1"><text:change text:change-id="ct769530560"/>S9.6 let's you keep using your legacy equipment, such as a DCC system or other controls. <text:change text:change-id="ct645686096"/><text:change-start text:change-id="ct659424880"/><text:s/>Devices called “<text:change-end text:change-id="ct659424880"/><text:change-start text:change-id="ct597897744"/>i<text:change-end text:change-id="ct597897744"/>ntelligent <text:span text:style-name="T2">bridges</text:span><text:change-start text:change-id="ct597886320"/><text:span text:style-name="T2">”</text:span><text:change-end text:change-id="ct597886320"/> can connect these to S9.6, and further integrate their devices right into the S9.6 event protocol by including their messages inside S9.6 messages. <text:s/>For example, DCC accessory commands are converted to S9.6 events, and they can directly address accessories attached via S9.6 without any extra programming. <text:s text:c="2"/>Other buses expected to be supported are Loconet, Xpressnet, NCE's throttle bus and <text:s/>C<text:change-start text:change-id="ct644644976"/>/<text:change-end text:change-id="ct644644976"/><text:change text:change-id="ct612578560"/>MRI. <text:s text:c="3"/></text:p>
      <text:p text:style-name="P1"/>
      <text:p text:style-name="P2">Ability to grow with new features:</text:p>
      <text:p text:style-name="P1"/>
      <text:p text:style-name="P1">Layouts have a habit of growing, both in extent and in complexity. <text:s/>The <text:change text:change-id="ct552178160"/><text:change-start text:change-id="ct790588896"/>OpenLCB<text:change-end text:change-id="ct790588896"/> <text:change text:change-id="ct596369664"/><text:change-start text:change-id="ct620647792"/>team<text:change-end text:change-id="ct620647792"/> has designed S9.6 to allow multiple computers to connect to your layout to help design, configure, debug, and if you want, to operate your layout. <text:s/><text:change text:change-id="ct597882784"/><text:change-start text:change-id="ct735693952"/>B<text:change-end text:change-id="ct735693952"/><text:span text:style-name="T4">oth wired and wireless</text:span><text:change-start text:change-id="ct657570592"/><text:span text:style-name="T4"> connections, such Ethernet and WiF plus new ones in the future</text:span><text:change-end text:change-id="ct657570592"/><text:span text:style-name="T4">,</text:span><text:change text:change-id="ct613591744"/><text:change-start text:change-id="ct714740192"/><text:span text:style-name="T4"> allow </text:span><text:change-end text:change-id="ct714740192"/><text:span text:style-name="T4">directly-connected nodes</text:span><text:change text:change-id="ct612665952"/><text:change-start text:change-id="ct602472048"/><text:span text:style-name="T4"> </text:span><text:change-end text:change-id="ct602472048"/><text:span text:style-name="T4">such as iPhone throttles, command stations, and even virtual nodes implemented in software on PCs. </text:span></text:p>
      <text:p text:style-name="P1"/>
      <text:p text:style-name="P14">NMRAnet Goals and Measures:</text:p>
      <text:p text:style-name="P4"/>
      <text:p text:style-name="P4">The OpenLCB<text:change text:change-id="ct783379440"/><text:change-start text:change-id="ct782794352"/> <text:change-end text:change-id="ct782794352"/><text:change-start text:change-id="ct770104368"/>team<text:change-end text:change-id="ct770104368"/> has worked hard to integrate the Goals and Measures developed by the NMRAnet committee. <text:s/>See: <text:a xlink:type="simple" xlink:href="http://nmranet.sourceforge.net/NMRANetGoalsAndMeasures-2007-10-22.pdf">http://nmranet.sourceforge.net/NMRANetGoalsAndMeasures-2007-10-22.pdf</text:a></text:p>
      <text:p text:style-name="P4"/>
      <text:list xml:id="list1133299608" text:style-name="L2">
        <text:list-item>
          <text:p text:style-name="P23"><text:span text:style-name="T10">Interoperable </text:span><text:span text:style-name="T12">Products from one company can work with products from any other </text:span></text:p>
          <text:p text:style-name="P26">company, and with legacy systems. <text:s/></text:p>
        </text:list-item>
        <text:list-item>
          <text:p text:style-name="P27"><text:span text:style-name="T10">No Central Control </text:span><text:span text:style-name="T11">Products can interact with other products without the need for a central </text:span></text:p>
          <text:p text:style-name="P26">processor. </text:p>
        </text:list-item>
        <text:list-item>
          <text:p text:style-name="P27"><text:span text:style-name="T10">Optional PC Control </text:span><text:span text:style-name="T11">A PC can provide higher-level functionality, such as a CTC Interlocking, </text:span></text:p>
          <text:p text:style-name="P26">and system functions such as monitoring, testing, and debugging. </text:p>
        </text:list-item>
        <text:list-item>
          <text:p text:style-name="P27"><text:span text:style-name="T10">Simple </text:span><text:span text:style-name="T11">Make it easy for a novice customers to install and configure without </text:span></text:p>
          <text:p text:style-name="P26"><text:soft-page-break/>technical knowledge (should be easier than DCC systems). <text:s/></text:p>
        </text:list-item>
        <text:list-item>
          <text:p text:style-name="P27"><text:span text:style-name="T10">Expandable </text:span><text:span text:style-name="T11">Allow very large layouts (a higher-level of technical knowledge required is </text:span></text:p>
          <text:p text:style-name="P26">OK for large layouts). </text:p>
        </text:list-item>
        <text:list-item>
          <text:p text:style-name="P27"><text:span text:style-name="T10">Flexible </text:span><text:span text:style-name="T11">Customers can easily connect many-to-many devices, and connect to legacy </text:span></text:p>
          <text:p text:style-name="P26">systems. </text:p>
        </text:list-item>
        <text:list-item>
          <text:p text:style-name="P27"><text:span text:style-name="T10">Extensible </text:span><text:span text:style-name="T11">Allow additional functionality to be added easily, whether by the NMRA, or </text:span></text:p>
          <text:p text:style-name="P26">manufacturers. </text:p>
        </text:list-item>
        <text:list-item>
          <text:p text:style-name="P27"><text:span text:style-name="T10">Easy to Implement </text:span><text:span text:style-name="T11">Easy and inexpensive to implement products that are reliable and </text:span></text:p>
          <text:p text:style-name="P26">compatible for vendors wishing to create products. </text:p>
        </text:list-item>
        <text:list-item>
          <text:p text:style-name="P27"><text:span text:style-name="T10">Bi-directional </text:span><text:span text:style-name="T11">Support bi-directional exchange of information. </text:span></text:p>
        </text:list-item>
        <text:list-item>
          <text:p text:style-name="P27"><text:span text:style-name="T10">Free IP </text:span><text:span text:style-name="T11">The Standards and/or RPs should be free from intellectual-property </text:span></text:p>
          <text:p text:style-name="P26">restrictions from parties other than the NMRA. </text:p>
        </text:list-item>
        <text:list-item>
          <text:p text:style-name="P27"><text:span text:style-name="T10">Transport Agnostic</text:span><text:span text:style-name="T11"> Allow different transport mechanisms for messages. </text:span></text:p>
        </text:list-item>
        <text:list-item>
          <text:p text:style-name="P27"><text:span text:style-name="T10">Train Agnostic</text:span><text:span text:style-name="T11"> Support controlling trains when the network is connected to a train-control </text:span></text:p>
          <text:p text:style-name="P26">system. </text:p>
        </text:list-item>
        <text:list-item>
          <text:p text:style-name="P27"><text:span text:style-name="T10">Discoverable</text:span><text:span text:style-name="T11"> Allow a user to find out what devices are connected and how they’re </text:span></text:p>
          <text:p text:style-name="P26">configured on a layout. </text:p>
        </text:list-item>
        <text:list-item>
          <text:p text:style-name="P27"><text:span text:style-name="T10">Self Describing</text:span><text:span text:style-name="T11"> Devices should describe themselves. </text:span></text:p>
        </text:list-item>
        <text:list-item>
          <text:p text:style-name="P27"><text:span text:style-name="T10">Testable</text:span><text:span text:style-name="T11"> Allow components to be easily tested for compliance. </text:span></text:p>
        </text:list-item>
        <text:list-item>
          <text:p text:style-name="P27"><text:span text:style-name="T10">Compliance</text:span><text:span text:style-name="T11"> A name protected by a trademark that NMRA can use to help ensure </text:span></text:p>
          <text:p text:style-name="P26">compliance. </text:p>
        </text:list-item>
        <text:list-item>
          <text:p text:style-name="P27"><text:span text:style-name="T10">First-Time Use</text:span><text:span text:style-name="T11"> A new user can buy a device and have it work. <text:s/></text:span></text:p>
        </text:list-item>
      </text:list>
      <text:p text:style-name="P4"/>
      <text:p text:style-name="P5">How does <text:change text:change-id="ct503699104"/><text:change-start text:change-id="ct601823232"/>NMRAnet S9.6<text:change-end text:change-id="ct601823232"/> work?</text:p>
      <text:p text:style-name="P10"/>
      <text:p text:style-name="P4">The OpenLCB<text:change text:change-id="ct662482832"/> team decided the best way to achieve the above goals was to define an extensible family of protocols that are based on using automatically-assigned node numbers and event numbers to ensure uniqueness. <text:s/>These choices allowed us to achieve our priorities and (most of) the formal NMRAnet goals, while at the same time allowing simple nodes to remain simple and flexible. <text:s text:c="2"/></text:p>
      <text:p text:style-name="P2"/>
      <text:p text:style-name="P2">Automatically-assigned Node Numbers</text:p>
      <text:p text:style-name="P4"/>
      <text:p text:style-name="P4">Each <text:change text:change-id="ct794551376"/>S9.6 node has an identifying number called its ID, <text:change text:change-id="ct603189952"/>essentially its serial number, which is unique to it in the whole world. <text:s/>This means that you do not need to <text:change text:change-id="ct752094144"/><text:change-start text:change-id="ct735441744"/>configure an address<text:change-end text:change-id="ct735441744"/> for it, so you don't have to keep track of what numbers you<text:change text:change-id="ct761436448"/><text:change-start text:change-id="ct647542992"/>'ve already used<text:change-end text:change-id="ct647542992"/>. <text:s/>This number was assigned to the board during its manufacture, and S9.6 defines procedures to ensure that's it's unique forever. S9.6 node IDs are 48-bit numbers, which means that a huge number of them are available and we'll never run out. Anyone who builds S9.6 nodes is given a large batch of serial numbers that they can assign to their nodes. <text:s/>Each manufacturer is assigned IDs, and even you, if you want to build your own nodes, has <text:change-start text:change-id="ct605936656"/>a <text:change-end text:change-id="ct605936656"/>reserved series of IDs. <text:s/><text:change text:change-id="ct648445472"/></text:p>
      <text:p text:style-name="P4"/>
      <text:p text:style-name="P4">This is similar to the way cell phones work, for example. <text:s/>They're all given unique numbers when they're manufactured, so that the <text:change-start text:change-id="ct687015072"/>phone <text:change-end text:change-id="ct687015072"/>companies can keep track of which one is where without ever having to worry about duplicate phones. <text:s/>At the same time, you don't have to worry about that long serial number because it's entirely managed automatically by the cell phone and the system. <text:s/>The phones <text:s/>know how to talk to each other, and that's enough for you.</text:p>
      <text:p text:style-name="P2"/>
      <text:p text:style-name="P2">Automatically-assigned Event Numbers</text:p>
      <text:p text:style-name="P2"><text:soft-page-break/></text:p>
      <text:p text:style-name="P4">The main workhorse on a <text:change text:change-id="ct602814160"/>S9.6 LCB is a “token”, which represents an “event” being sent from producer(s) to consumer(s). A token<text:change text:change-id="ct511914368"/> is an event ID number that is unique to that specific event (yes, unique in the whole world). <text:s/>One or more nodes (producers) can send a token in a message, and all the nodes configured with the matching token will listen (consumers). <text:s/>For example, two buttons on either side of a peninsula might set the turnouts in a station to the main line, or a <text:change text:change-id="ct680678400"/><text:change-start text:change-id="ct663902352"/>occupancy detector<text:change-end text:change-id="ct663902352"/> might turn a signal red. <text:s/></text:p>
      <text:p text:style-name="P4"/>
      <text:p text:style-name="P4">Configuration tools, which may built into the S9.6 nodes or as separate hardware devices or applications, such as JMRI,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4"/>
      <text:p text:style-name="P4">One of the main differences between S9.6 and other <text:change text:change-id="ct687130480"/><text:change-start text:change-id="ct512470544"/>systems<text:change-end text:change-id="ct512470544"/> is that <text:change-start text:change-id="ct624010880"/>it uses<text:change-end text:change-id="ct624010880"/><text:change text:change-id="ct506127920"/> very big numbers for tokens: 64-bits long. <text:s/>This has some distinct technical advantages: nodes can automatically assign a unique event number whenever one is needed, so the user doesn't need to think one up nor record it. <text:s/>Any node can teach its events to one or many other node(s), whether it or they be consumers or producers, in one teaching session. <text:s/></text:p>
      <text:p text:style-name="P4"/>
      <text:p text:style-name="P4">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10"/>
      <text:p text:style-name="P10">Extensible family of protocols</text:p>
      <text:p text:style-name="P6"/>
      <text:p text:style-name="P6"><text:change-start text:change-id="ct598352448"/>Because we want S9.6 to be able to grow over the next 20 years, we've structured it <text:change-end text:change-id="ct598352448"/><text:change-start text:change-id="ct51386592"/>in terms of protocols for passing messages, instead of as a set of commands. <text:s/>Prior model railroad control systems, such as DCC, define a series of very specific commands<text:change-end text:change-id="ct51386592"/><text:change-start text:change-id="ct678006944"/>. DCC RP 9.2.1 for accessory decoders, for example, is written assuming that there<text:change-end text:change-id="ct678006944"/><text:change-start text:change-id="ct508794496"/> will be four “devices” per board, each with two channels, that are connected together. <text:s/>Although this works initially, <text:change-end text:change-id="ct508794496"/><text:change-start text:change-id="ct678014400"/>over time <text:change-end text:change-id="ct678014400"/><text:change-start text:change-id="ct678076480"/>new ideas for operating layouts become more and more difficult to fit into the <text:change-end text:change-id="ct678076480"/><text:change-start text:change-id="ct617538640"/>box created by the original commands.</text:p>
      <text:p text:style-name="P6"/>
      <text:p text:style-name="P6">Instead, S9.6 <text:change-end text:change-id="ct617538640"/><text:change-start text:change-id="ct597894560"/>defines ways to exchange messages between devices, and then uses those to build up simple protocols for doing specific things. <text:change-end text:change-id="ct597894560"/><text:change-start text:change-id="ct712414336"/>S9.6 uses events for moving small messages to any interested device. <text:change-end text:change-id="ct712414336"/><text:change text:change-id="ct732150448"/><text:change-start text:change-id="ct600576432"/><text:s/>S9.6 also provides<text:change-end text:change-id="ct600576432"/> <text:change-start text:change-id="ct712415232"/>“<text:change-end text:change-id="ct712415232"/>datagrams<text:change-start text:change-id="ct789475728"/>”<text:change-end text:change-id="ct789475728"/> and <text:change-start text:change-id="ct712411616"/>“<text:change-end text:change-id="ct712411616"/>streams<text:change-start text:change-id="ct661023392"/>”<text:change-end text:change-id="ct661023392"/> to carry larger <text:change-start text:change-id="ct647810976"/>amounts of information reliably between devices<text:change-end text:change-id="ct647810976"/><text:change text:change-id="ct647810848"/> <text:s/>Datagrams can send up to 72 bytes of information between two nodes in a single operation. <text:s/><text:change-start text:change-id="ct520386320"/>This is enough information to build simple-yet-powerful tools for configuring nodes, moving RFID and radio control <text:change-end text:change-id="ct520386320"/><text:change-start text:change-id="ct600579616"/>information, providing information on a locomotive to an advanced throttle, etc. <text:change-end text:change-id="ct600579616"/>Streams can send <text:change-start text:change-id="ct650488240"/>large quantities<text:change-end text:change-id="ct650488240"/> information from one node to another continuously. <text:s/>These can be used for upgrading node firmware, uploading sound clips, or other uses that need larger amounts of information sent. <text:s/><text:change-start text:change-id="ct732203360"/></text:p>
      <text:p text:style-name="P6"/>
      <text:p text:style-name="P6"><text:change-end text:change-id="ct732203360"/><text:change-start text:change-id="ct520882160"/>Currently, S9.6 has def<text:change-end text:change-id="ct520882160"/><text:change-start text:change-id="ct732236736"/>ined about a dozen ways (“protocols”) that events, datagrams and streams can be used to do various control operations on a layout. Additional ones can be added a<text:change-end text:change-id="ct732236736"/><text:change-start text:change-id="ct520880848"/>s needed, so that S9.6 will be able to grow without users risking any investment, and without addition<text:change-end text:change-id="ct520880848"/><text:change-start text:change-id="ct600645968"/> of new features being <text:soft-page-break/>crippled by the constraints of past decisions.<text:change-end text:change-id="ct600645968"/></text:p>
      <text:p text:style-name="P4"/>
      <text:p text:style-name="P2">Control of size and of traffic</text:p>
      <text:p text:style-name="P4"/>
      <text:p text:style-name="P4">Layouts <text:change text:change-id="ct667814048"/><text:change-start text:change-id="ct737668336"/>can<text:change-end text:change-id="ct737668336"/> grow to the point where there <text:change-start text:change-id="ct687383824"/>are<text:change-end text:change-id="ct687383824"/><text:change text:change-id="ct723685504"/><text:change-start text:change-id="ct601467296"/> <text:change-end text:change-id="ct601467296"/>too many nodes <text:change text:change-id="ct464476864"/>or too much traffic<text:change-start text:change-id="ct651592176"/> for a single control cable<text:change-end text:change-id="ct651592176"/>. <text:s/>S9.6 is designed to alleviate both of these problems. <text:s/>The solution<text:change text:change-id="ct687037056"/><text:change-start text:change-id="ct790556752"/> <text:change-end text:change-id="ct790556752"/>is to split the bus into segments<text:change text:change-id="ct590403488"/><text:change-start text:change-id="ct687641856"/>, each of which uses a different cable.<text:change-end text:change-id="ct687641856"/> <text:s/>S9.6 was designed from the ground up run efficiently on a segmented bus. <text:s/>Its use of a large flat ID-space simplifies the problems inherent in this situation, without the need to extend <text:change-start text:change-id="ct647167392"/>or translate <text:change-end text:change-id="ct647167392"/>the node or event I<text:change text:change-id="ct601450288"/><text:change-start text:change-id="ct480387088"/>Ds.<text:change-end text:change-id="ct480387088"/> <text:s/></text:p>
      <text:p text:style-name="P4"/>
      <text:p text:style-name="P4">While CAN will likely be enough for<text:change text:change-id="ct523692192"/> small <text:change-start text:change-id="ct648460896"/>layouts <text:change-end text:change-id="ct648460896"/>and <text:change-start text:change-id="ct601282496"/>some <text:change-end text:change-id="ct601282496"/>medium sized layouts, <text:change text:change-id="ct646515328"/><text:change-start text:change-id="ct521063744"/>it's clear<text:change-end text:change-id="ct521063744"/> that a faster bus will be required for large layouts and in the future. <text:s/>For this reason, S9.6 is also implemented on Ethernet, which can connect multiple CAN segments through intelligent gateways. <text:s/>To help with traffic overload, S9.6 implements automatic analysis, filtering and routing of message traffic such that messages only go to nodes and segments that need them – <text:change text:change-id="ct647772640"/>called <text:span text:style-name="T9">interest-based routing – </text:span><text:span text:style-name="T2">and reduces segment traffic to mostly local messages only. </text:span><text:change-start text:change-id="ct601466576"/><text:span text:style-name="T2">All of this works without any changes to the basic boards that a beginner first starts with.</text:span><text:change-end text:change-id="ct601466576"/></text:p>
      <text:p text:style-name="P6"/>
      <text:p text:style-name="P5"><text:change text:change-id="ct778196784"/><text:change-start text:change-id="ct687790416"/>Hobbyist involvement<text:change-end text:change-id="ct687790416"/></text:p>
      <text:p text:style-name="P6"/>
      <text:p text:style-name="P4"><text:span text:style-name="T2">Many model railroaders aren't interested in the technological aspects of a layout control system, and just want to run trains in the simplest possible way. <text:s/>They don't need to worry, because a lot of work has gone into making </text:span><text:change text:change-id="ct618175776"/><text:span text:style-name="T2">S9.6 as simple as it possibly can be for the model railroaders using it.</text:span></text:p>
      <text:p text:style-name="P6"/>
      <text:p text:style-name="P4"><text:span text:style-name="T2">At the same time, there are a few model railroaders who consider working on control system(s) a fun part of the hobby. <text:s/></text:span><text:change text:change-id="ct778214784"/><text:change-start text:change-id="ct552092272"/><text:span text:style-name="T2">For them, we </text:span><text:change-end text:change-id="ct552092272"/><text:span text:style-name="T2">published detailed documentation for </text:span><text:change text:change-id="ct552094112"/><text:span text:style-name="T2">S9.6 ranging from descriptive examples, sample messages and example applications through formal descriptions and draft standards. Because we believe strongly that S9.6 should work with many different types of control hardware, we've published the code for running OpenLCB in both PIC and AVR microprocessors, including the very popular Arduino series of boards, along with an implementation for use in desktop computer programs such as JMRI. Our website </text:span><text:change-start text:change-id="ct714705664"/><text:a xlink:type="simple" xlink:href="http://www.openlcb.org/"><text:span text:style-name="T2">http://www.openlcb.org</text:span></text:a><text:span text:style-name="T2"> </text:span><text:change-end text:change-id="ct714705664"/><text:span text:style-name="T2">contains information on how to connect up your prototype board, load our sample programs, and be up and running with your own S9.6 implementation to play with. <text:s/>Like other successful open model railroad collaborations such as JMRI, we're growing a community of developers, users and others who will support each other and move the project forward with great new ideas.</text:span></text:p>
      <text:p text:style-name="P4"/>
      <text:p text:style-name="P15"><text:change-start text:change-id="ct715220288"/><text:span text:style-name="T13">Conclusion</text:span>:<text:change-end text:change-id="ct715220288"/></text:p>
      <text:p text:style-name="P4"/>
      <text:p text:style-name="P4">The OpenLCB<text:change text:change-id="ct735521472"/> team has worked hard to create a set of protocols and methods that is a step forward for modellers of all stripes and layouts of all sizes, while also integrating the goals, mandate, and measures put forth by the<text:change text:change-id="ct677774256"/> NMRanet committee. Special effort was made to make th<text:change-start text:change-id="ct588808112"/>e <text:change-end text:change-id="ct588808112"/><text:change-start text:change-id="ct717238032"/>NMRAnet <text:change-end text:change-id="ct717238032"/><text:change-start text:change-id="ct498780224"/>S9.6 <text:change-end text:change-id="ct498780224"/><text:change text:change-id="ct778190992"/>proposal robust but flexible and extendable, while being comprehensive and user-friendly. <text:s text:c="2"/>We hope you'll join us by using it, and by helping us move it forward into the 21<text:span text:style-name="T14">st</text:span> century.</text:p>
      <text:p text:style-name="P4"><text:change-start text:change-id="ct723236544"/></text:p>
      <text:p text:style-name="P4"/>
      <text:p text:style-name="P4"><text:change-end text:change-id="ct723236544"/><text:change text:change-id="ct518530512"/><text:change text:change-id="ct465232528"/><text:change text:change-id="ct752589120"/><text:change-start text:change-id="ct722378592"/>Included: </text:p>
      <text:p text:style-name="P4"><text:soft-page-break/>Photograph: “25 <text:change-end text:change-id="ct722378592"/><text:change-start text:change-id="ct761192384"/>Years<text:change-end text:change-id="ct761192384"/><text:change-start text:change-id="ct714958080"/> of Fremo”, taken by <text:change-end text:change-id="ct714958080"/><text:change-start text:change-id="ct797384496"/>Wolgang Dudler<text:change-end text:change-id="ct797384496"/><text:change-start text:change-id="ct794858448"/></text:p>
      <text:p text:style-name="P4"><text:change-end text:change-id="ct794858448"/></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7T09:09:16</dc:date>
    <dc:creator>Bob Jacobsen</dc:creator>
    <meta:editing-duration>PT17H13M52S</meta:editing-duration>
    <meta:editing-cycles>51</meta:editing-cycles>
    <meta:generator>OpenOffice.org/3.2$Unix OpenOffice.org_project/320m18$Build-9502</meta:generator>
    <meta:document-statistic meta:table-count="0" meta:image-count="0" meta:object-count="0" meta:page-count="7" meta:paragraph-count="151" meta:word-count="3385" meta:character-count="20348"/>
    <meta:user-defined meta:name="Info 1"/>
    <meta:user-defined meta:name="Info 2"/>
    <meta:user-defined meta:name="Info 3"/>
    <meta:user-defined meta:name="Info 4"/>
  </office:meta>
</office:document-meta>
</file>